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rsid="001c8e0b" officeooo:paragraph-rsid="001c8e0b"/>
    </style:style>
    <style:style style:name="P2" style:family="paragraph" style:parent-style-name="Standard">
      <style:paragraph-properties fo:line-height="200%"/>
      <style:text-properties fo:font-weight="bold" officeooo:rsid="001d91e7" officeooo:paragraph-rsid="001d91e7" style:font-weight-asian="bold" style:font-weight-complex="bold"/>
    </style:style>
    <style:style style:name="P3" style:family="paragraph" style:parent-style-name="Standard">
      <style:paragraph-properties fo:line-height="200%"/>
      <style:text-properties fo:font-weight="normal" officeooo:rsid="001d91e7" officeooo:paragraph-rsid="001d91e7" style:font-weight-asian="normal" style:font-weight-complex="normal"/>
    </style:style>
    <style:style style:name="P4" style:family="paragraph" style:parent-style-name="Standard">
      <style:paragraph-properties fo:line-height="200%"/>
      <style:text-properties style:text-underline-style="none" fo:font-weight="bold" officeooo:rsid="001d91e7" officeooo:paragraph-rsid="001d91e7" style:font-weight-asian="bold" style:font-weight-complex="bold"/>
    </style:style>
    <style:style style:name="P5" style:family="paragraph" style:parent-style-name="Standard">
      <style:paragraph-properties fo:line-height="200%"/>
      <style:text-properties style:text-underline-style="none" fo:font-weight="bold" officeooo:rsid="001f6c13" officeooo:paragraph-rsid="001f6c13" style:font-weight-asian="bold" style:font-weight-complex="bold"/>
    </style:style>
    <style:style style:name="P6" style:family="paragraph" style:parent-style-name="Standard">
      <style:paragraph-properties fo:line-height="200%"/>
      <style:text-properties style:text-underline-style="none" fo:font-weight="bold" officeooo:rsid="001ff4df" officeooo:paragraph-rsid="001ff4df" style:font-weight-asian="bold" style:font-weight-complex="bold"/>
    </style:style>
    <style:style style:name="P7" style:family="paragraph" style:parent-style-name="Standard">
      <style:paragraph-properties fo:line-height="200%"/>
      <style:text-properties style:text-underline-style="none" fo:font-weight="normal" officeooo:rsid="001d91e7" officeooo:paragraph-rsid="001d91e7" style:font-weight-asian="normal" style:font-weight-complex="normal"/>
    </style:style>
    <style:style style:name="P8" style:family="paragraph" style:parent-style-name="Standard">
      <style:paragraph-properties fo:line-height="200%"/>
      <style:text-properties style:text-underline-style="none" fo:font-weight="normal" officeooo:rsid="001f6c13" officeooo:paragraph-rsid="001f6c13" style:font-weight-asian="normal" style:font-weight-complex="normal"/>
    </style:style>
    <style:style style:name="P9" style:family="paragraph" style:parent-style-name="Standard">
      <style:paragraph-properties fo:line-height="200%"/>
      <style:text-properties style:text-underline-style="none" fo:font-weight="normal" officeooo:rsid="001ff4df" officeooo:paragraph-rsid="001ff4df" style:font-weight-asian="normal" style:font-weight-complex="normal"/>
    </style:style>
    <style:style style:name="P10" style:family="paragraph" style:parent-style-name="Standard">
      <style:paragraph-properties fo:line-height="200%"/>
      <style:text-properties fo:font-weight="normal" officeooo:rsid="001d91e7" officeooo:paragraph-rsid="001d91e7" style:font-weight-asian="normal" style:font-weight-complex="normal"/>
    </style:style>
    <style:style style:name="P11" style:family="paragraph" style:parent-style-name="Standard">
      <style:paragraph-properties fo:line-height="200%"/>
      <style:text-properties style:text-underline-style="none" fo:font-weight="normal" officeooo:rsid="001d91e7" officeooo:paragraph-rsid="001d91e7" style:font-weight-asian="normal" style:font-weight-complex="normal"/>
    </style:style>
    <style:style style:name="P12" style:family="paragraph" style:parent-style-name="Standard">
      <style:paragraph-properties fo:line-height="200%"/>
      <style:text-properties style:text-underline-style="solid" style:text-underline-width="auto" style:text-underline-color="font-color" fo:font-weight="bold" officeooo:rsid="00213d8e" officeooo:paragraph-rsid="00213d8e" style:font-weight-asian="bold" style:font-weight-complex="bold"/>
    </style:style>
    <style:style style:name="T1" style:family="text">
      <style:text-properties officeooo:rsid="001f6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tatic Graphics</text:p>
      <text:p text:style-name="P3"/>
      <text:p text:style-name="P3">The general graphical design of the game is based off a fantasy RPG 2D game, with an aim to improve the appeal of it by using fun, block colours in the foreground, and pastel-style graphics in the background to give an edge of appeal. </text:p>
      <text:p text:style-name="P3"/>
      <text:p text:style-name="P2">Theme:</text:p>
      <text:p text:style-name="P7">The game is not based on a time-frame, however has a running theme of 'fantasy RPG'. This allowed us to hone in on the RPG-side of it, without getting too focussed on realism. Therefore it was appropriate to use any style of hero/enemy we could find that would incorporate a enjoyable and appealing aspect. This allowed us to span most time-eras and locations for a level, such as ninja/dojo final level, and the rainbow/faun early level. We felt there was an importance to using a 'fun' theme, as it helps to keep the user involved and engaged whilst playing the game.</text:p>
      <text:p text:style-name="P7"/>
      <text:p text:style-name="P4">Colour palette:</text:p>
      <text:p text:style-name="P7">The use of block, 'RGB-Style' colours, are synonymous with old RPG games. <text:span text:style-name="T1">These graphics</text:span> focus less on <text:span text:style-name="T1">realistic graphics and more of engagement of the user with content, were vital to producing the game in the way we thought would be most realistic (development wise) and engaging (to the final user). The static background images in each level were designed with intent to be more realistic looking, using smoother edges (anti-aliasing), more detail and use of perspective. This aimed to draw the focus away from the background, and onto the foreground where the 'learning aspect is, whilst still leaving each level looking attractive and appealing. <text:s/></text:span></text:p>
      <text:p text:style-name="P7"/>
      <text:p text:style-name="P5">Software: </text:p>
      <text:p text:style-name="P8">The use of the open source software GIMP2 allowed us to design and implement precisely made graphics, that could look as applicable to the game style as possible. The program was excellent for <text:soft-page-break/>producing perspective backgrounds/foregrounds due to many effects which incorporate distance and allow customization with angles. The ability to manipulate images and build them layer-by-layer was an effective way to produce the graphics for the game, starting in the far background (sky), through the middle ground (active layer – I.e. the volcano in the volcano level) and finally the foreground (trees, fences, etc.). </text:p>
      <text:p text:style-name="P6"/>
      <text:p text:style-name="P6">Sizing:</text:p>
      <text:p text:style-name="P9">We chose to use a standard 1080 x 720 as we thought this would be compatible with most screens a user would be using for their computer, and it provided enough space for the graphics which were pre-designed to fit into comfortably.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Crawford</meta:initial-creator>
    <meta:creation-date>2016-01-25T14:59:53.064750739</meta:creation-date>
    <dc:date>2016-01-25T16:02:47.436421844</dc:date>
    <dc:creator>Jack Williams</dc:creator>
    <meta:editing-duration>PT4M19S</meta:editing-duration>
    <meta:editing-cycles>2</meta:editing-cycles>
    <meta:generator>LibreOffice/4.3.7.2$Linux_X86_64 LibreOffice_project/430$Build-2</meta:generator>
    <meta:document-statistic meta:table-count="0" meta:image-count="0" meta:object-count="0" meta:page-count="2" meta:paragraph-count="10" meta:word-count="393" meta:character-count="2357" meta:non-whitespace-character-count="1966"/>
  </office:meta>
</office:document-meta>
</file>